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&gt; yfit = twoA.predictFcn(train);</text:p>
      <text:p text:style-name="Standard">&gt;&gt; TestRmse = rms(yfit-Appliances)</text:p>
      <text:p text:style-name="Standard">Matrix dimensions must agree.</text:p>
      <text:p text:style-name="Standard"><text:s/></text:p>
      <text:p text:style-name="Standard">&gt;&gt; Appliances1 = train{:,2};</text:p>
      <text:p text:style-name="Standard">&gt;&gt; TestRmse = rms(yfit-Appliances1);</text:p>
      <text:p text:style-name="Standard">&gt;&gt; testResult(1,:) = [];</text:p>
      <text:p text:style-name="Standard">&gt;&gt; TestRmse = rms(yfit-Appliances);</text:p>
      <text:p text:style-name="Standard">Matrix dimensions must agree.</text:p>
      <text:p text:style-name="Standard"><text:s/></text:p>
      <text:p text:style-name="Standard">&gt;&gt; yfit = twoA.predictFcn(testData);</text:p>
      <text:p text:style-name="Standard">&gt;&gt; yfit = twoA.predictFcn(test);</text:p>
      <text:p text:style-name="Standard">&gt;&gt; TestRmse = rms(yfit-Appliances)</text:p>
      <text:p text:style-name="Standard"/>
      <text:p text:style-name="Standard">TestRmse =</text:p>
      <text:p text:style-name="Standard"/>
      <text:p text:style-name="Standard"><text:s text:c="3"/>NaN</text:p>
      <text:p text:style-name="Standard"/>
      <text:p text:style-name="Standard">&gt;&gt; train1 = train(:,3:27);</text:p>
      <text:p text:style-name="Standard">&gt;&gt; Appliances2 = train{:,2};</text:p>
      <text:p text:style-name="Standard">IdleTimeout has been reached.</text:p>
      <text:p text:style-name="Standard">Parallel pool using the 'local' profile is shutting down.</text:p>
      <text:p text:style-name="Standard">&gt;&gt; </text:p>
      <text:p text:style-name="Standard"/>
      <text:p text:style-name="Standard">Mdl2A = fitrlinear(traiPred,trainResp,'Learner','leastsquares') </text:p>
      <text:p text:style-name="Standard">Undefined function or variable 'traiPred'.</text:p>
      <text:p text:style-name="Standard"><text:s/></text:p>
      <text:p text:style-name="Standard">Did you mean:</text:p>
      <text:p text:style-name="Standard">&gt;&gt; Mdl2A = fitrlinear(trainPred,trainResp,'Learner','leastsquares') ;</text:p>
      <text:p text:style-name="Standard">Error using classreg.learning.Linear.prepareDataCR (line 151)</text:p>
      <text:p text:style-name="Standard">X must be a numeric matrix.</text:p>
      <text:p text:style-name="Standard"/>
      <text:p text:style-name="Standard">Error in RegressionLinear.prepareData (line 374)</text:p>
      <text:p text:style-name="Standard"><text:s text:c="12"/>[X,Y,W,dataSummary] = classreg.learning.Linear.prepareDataCR(X,Y,crArgs{:});</text:p>
      <text:p text:style-name="Standard"/>
      <text:p text:style-name="Standard">Error in classreg.learning.FitTemplate/fit (line 213)</text:p>
      <text:p text:style-name="Standard"><text:s text:c="20"/>this.PrepareData(X,Y,this.BaseFitObjectArgs{:});</text:p>
      <text:p text:style-name="Standard"/>
      <text:p text:style-name="Standard">Error in RegressionLinear.fit (line 278)</text:p>
      <text:p text:style-name="Standard"><text:s text:c="12"/>[varargout{1:nargout}] = fit(temp,X,Y);</text:p>
      <text:p text:style-name="Standard"/>
      <text:p text:style-name="Standard">Error in fitrlinear (line 128)</text:p>
      <text:p text:style-name="Standard"><text:s text:c="4"/>[varargout{1:nargout}] = RegressionLinear.fit(X,y,RemainingArgs{:});</text:p>
      <text:p text:style-name="Standard"><text:s/></text:p>
      <text:p text:style-name="Standard">&gt;&gt; Mdl2A = fitrlinear(trainPred {:, :},trainResp,'Learner','leastsquares') ;</text:p>
      <text:p text:style-name="Standard">&gt;&gt; Mdl2A =</text:p>
      <text:p text:style-name="Standard"><text:s/>Mdl2A =</text:p>
      <text:p text:style-name="Standard"><text:s text:c="8"/>↑</text:p>
      <text:p text:style-name="Standard">Error: Invalid expression. Check for missing or extra characters.</text:p>
      <text:p text:style-name="Standard"><text:soft-page-break/><text:s/></text:p>
      <text:p text:style-name="Standard">&gt;&gt; Mdl2A </text:p>
      <text:p text:style-name="Standard"/>
      <text:p text:style-name="Standard">Mdl2A = </text:p>
      <text:p text:style-name="Standard"/>
      <text:p text:style-name="Standard"><text:s text:c="2"/>RegressionLinear</text:p>
      <text:p text:style-name="Standard"><text:s text:c="9"/>ResponseName: 'Y'</text:p>
      <text:p text:style-name="Standard"><text:s text:c="4"/>ResponseTransform: 'none'</text:p>
      <text:p text:style-name="Standard"><text:s text:c="17"/>Beta: [25×1 double]</text:p>
      <text:p text:style-name="Standard"><text:s text:c="17"/>Bias: 98.5095</text:p>
      <text:p text:style-name="Standard"><text:s text:c="15"/>Lambda: 1.0135e-04</text:p>
      <text:p text:style-name="Standard"><text:s text:c="14"/>Learner: 'leastsquares'</text:p>
      <text:p text:style-name="Standard"/>
      <text:p text:style-name="Standard"/>
      <text:p text:style-name="Standard"><text:s text:c="2"/>Properties, Methods</text:p>
      <text:p text:style-name="Standard"/>
      <text:p text:style-name="Standard">&gt;&gt; Mdl2A = fitrlinear(trainPred {:, :},trainResp,'Learner','leastsquares','Lambda', 0) ;</text:p>
      <text:p text:style-name="Standard">&gt;&gt; Ytrain = predict(Mdl2A,testData{:,:})</text:p>
      <text:p text:style-name="Standard">Error using RegressionLinear/predict (line 100)</text:p>
      <text:p text:style-name="Standard">The value of X must be a numeric array.</text:p>
      <text:p text:style-name="Standard"><text:s/></text:p>
      <text:p text:style-name="Standard">&gt;&gt; Ytrain = predict(Mdl2A,table2array(testData));</text:p>
      <text:p text:style-name="Standard">Error using RegressionLinear/predict (line 100)</text:p>
      <text:p text:style-name="Standard">The value of X must be a numeric array.</text:p>
      <text:p text:style-name="Standard"><text:s/></text:p>
      <text:p text:style-name="Standard">&gt;&gt; testData = removevars(testData, 'date');</text:p>
      <text:p text:style-name="Standard">&gt;&gt; Ytrain = predict(Mdl2A,table2array(testData));</text:p>
      <text:p text:style-name="Standard">&gt;&gt; Ytrain = predict(Mdl2A,table2array(trainPred));</text:p>
      <text:p text:style-name="Standard">&gt;&gt; TestRmse = rms(yfit-Appliances)</text:p>
      <text:p text:style-name="Standard"/>
      <text:p text:style-name="Standard">TestRmse =</text:p>
      <text:p text:style-name="Standard"/>
      <text:p text:style-name="Standard"><text:s text:c="3"/>NaN</text:p>
      <text:p text:style-name="Standard"/>
      <text:p text:style-name="Standard">&gt;&gt; trainRmse = rms(Ytrain-trainResp);</text:p>
      <text:p text:style-name="Standard">&gt;&gt; Ytest = predict(Mdl2A,table2array(testData));</text:p>
      <text:p text:style-name="Standard">&gt;&gt; testRmse = rms(Ytest-Appliances);</text:p>
      <text:p text:style-name="Standard">&gt;&gt; validationData = removevars(validationData, 'date');</text:p>
      <text:p text:style-name="Standard">&gt;&gt; validationData(1,:) = [];</text:p>
      <text:p text:style-name="Standard">&gt;&gt; testData(1,:) = [];</text:p>
      <text:p text:style-name="Standard">&gt;&gt; Yval = predict(Mdl2A,table2array(validationData));</text:p>
      <text:p text:style-name="Standard">&gt;&gt; validationResult(1,:) = [];</text:p>
      <text:p text:style-name="Standard">&gt;&gt; Appliances2 = validationResult{:,1};</text:p>
      <text:p text:style-name="Standard">&gt;&gt; valRmse = rms(Yval-Appliances2);</text:p>
      <text:p text:style-name="Standard">&gt;&gt; q = Yval-Appliances2;</text:p>
      <text:p text:style-name="Standard">&gt;&gt; mdl2A =</text:p>
      <text:p text:style-name="Standard"/>
      <text:p text:style-name="Standard"><text:s/>mdl2A =</text:p>
      <text:p text:style-name="Standard"><text:s text:c="8"/>↑</text:p>
      <text:p text:style-name="Standard"><text:soft-page-break/>Error: Invalid expression. Check for missing or extra characters.</text:p>
      <text:p text:style-name="Standard"><text:s/></text:p>
      <text:p text:style-name="Standard">Mdl2A = fitrlinear(trainPred {:, :},trainResp,'Learner','leastsquares','Lambda', 0) ;</text:p>
      <text:p text:style-name="Standard"/>
      <text:p text:style-name="Standard">&gt;&gt; load('/home/ana/CS534/HW1.ma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Appliances')</text:p>
      <text:p text:style-name="Standard">&gt;&gt; load('/home/ana/CS534/HW1.mat', 'Appliances1')</text:p>
      <text:p text:style-name="Standard">&gt;&gt; load('/home/ana/CS534/HW1.mat', 'Appliances1')</text:p>
      <text:p text:style-name="Standard">&gt;&gt; load('/home/ana/CS534/HW1.mat', 'Appliances2')</text:p>
      <text:p text:style-name="Standard">&gt;&gt; load('/home/ana/CS534/HW1.mat', 'Mdl2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woPCA')</text:p>
      <text:p text:style-name="Standard">&gt;&gt; load('/home/ana/CS534/HW1.mat', 'TwoPCA')</text:p>
      <text:p text:style-name="Standard">&gt;&gt; load('/home/ana/CS534/HW1.mat', 'Ytest')</text:p>
      <text:p text:style-name="Standard">&gt;&gt; load('/home/ana/CS534/HW1.mat', 'Ytest')</text:p>
      <text:p text:style-name="Standard">&gt;&gt; load('/home/ana/CS534/HW1.mat', 'trainPred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rain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estRmse')</text:p>
      <text:p text:style-name="Standard">&gt;&gt; load('/home/ana/CS534/HW1.mat', 'testResul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estDat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est')</text:p>
      <text:p text:style-name="Standard">Error using load</text:p>
      <text:p text:style-name="Standard">Cannot read file /home/ana/CS534/HW1.mat.</text:p>
      <text:p text:style-name="Standard"><text:s/></text:p>
      <text:p text:style-name="Standard"><text:soft-page-break/>&gt;&gt; load('/home/ana/CS534/HW1.mat', 'q')</text:p>
      <text:p text:style-name="Standard">&gt;&gt; load('/home/ana/CS534/HW1.mat', 'Ytrain')</text:p>
      <text:p text:style-name="Standard">&gt;&gt; load('/home/ana/CS534/HW1.mat', 'Ytest')</text:p>
      <text:p text:style-name="Standard">&gt;&gt; load('/home/ana/CS534/HW1.mat', 'TwoPCA')</text:p>
      <text:p text:style-name="Standard">&gt;&gt; load('/home/ana/CS534/HW1.mat', 'Mdl2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Appliances2')</text:p>
      <text:p text:style-name="Standard">&gt;&gt; load('/home/ana/CS534/HW1.mat', 'Appliances1')</text:p>
      <text:p text:style-name="Standard">&gt;&gt; load('/home/ana/CS534/HW1.mat', 'Appliances')</text:p>
      <text:p text:style-name="Standard">&gt;&gt; load('/home/ana/CS534/HW1.mat', 'yfit')</text:p>
      <text:p text:style-name="Standard">&gt;&gt; load('/home/ana/CS534/HW1.mat', 'validationResul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validationDat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validation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valRmse')</text:p>
      <text:p text:style-name="Standard">&gt;&gt; load('/home/ana/CS534/HW1.mat', 'twoA')</text:p>
      <text:p text:style-name="Standard">&gt;&gt; load('/home/ana/CS534/HW1.mat', 'trainRmse')</text:p>
      <text:p text:style-name="Standard">&gt;&gt; load('/home/ana/CS534/HW1.mat', 'trainResp')</text:p>
      <text:p text:style-name="Standard">&gt;&gt; load('/home/ana/CS534/HW1.mat', 'trainPred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rain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estRmse')</text:p>
      <text:p text:style-name="Standard">&gt;&gt; load('/home/ana/CS534/HW1.mat', 'testResul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estDat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est')</text:p>
      <text:p text:style-name="Standard">Error using load</text:p>
      <text:p text:style-name="Standard">Cannot read file /home/ana/CS534/HW1.mat.</text:p>
      <text:p text:style-name="Standard"><text:s/></text:p>
      <text:p text:style-name="Standard"><text:soft-page-break/>&gt;&gt; load('/home/ana/CS534/HW1.mat', 'q')</text:p>
      <text:p text:style-name="Standard">&gt;&gt; load('/home/ana/CS534/HW1.mat', 'Yval')</text:p>
      <text:p text:style-name="Standard">&gt;&gt; load('/home/ana/CS534/HW1.mat', 'Ytrain')</text:p>
      <text:p text:style-name="Standard">&gt;&gt; load('/home/ana/CS534/HW1.mat', 'Ytest')</text:p>
      <text:p text:style-name="Standard">&gt;&gt; load('/home/ana/CS534/HW1.mat', 'TwoPCA')</text:p>
      <text:p text:style-name="Standard">&gt;&gt; load('/home/ana/CS534/HW1.mat', 'Mdl2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Mdl2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yfit')</text:p>
      <text:p text:style-name="Standard">&gt;&gt; load('/home/ana/CS534/HW1.mat', 'validationResult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validationData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rainPred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load('/home/ana/CS534/HW1.mat', 'trainPred')</text:p>
      <text:p text:style-name="Standard">Error using load</text:p>
      <text:p text:style-name="Standard">Cannot read file /home/ana/CS534/HW1.mat.</text:p>
      <text:p text:style-name="Standard"><text:s/></text:p>
      <text:p text:style-name="Standard">&gt;&gt; train(1,:) = [];</text:p>
      <text:p text:style-name="Standard">&gt;&gt; Mdl2A = fitrlinear(train{:, :},trainResp,'Learner','leastsquares','Lambda', 0) ;</text:p>
      <text:p text:style-name="Standard">&gt;&gt; Mdl2A = fitrlinear(train{:, :},trainResp,'Learner','leastsquares','Lambda', 0) </text:p>
      <text:p text:style-name="Standard"/>
      <text:p text:style-name="Standard">Mdl2A = </text:p>
      <text:p text:style-name="Standard"/>
      <text:p text:style-name="Standard"><text:s text:c="2"/>RegressionLinear</text:p>
      <text:p text:style-name="Standard"><text:s text:c="9"/>ResponseName: 'Y'</text:p>
      <text:p text:style-name="Standard"><text:s text:c="4"/>ResponseTransform: 'none'</text:p>
      <text:p text:style-name="Standard"><text:s text:c="17"/>Beta: [25×1 double]</text:p>
      <text:p text:style-name="Standard"><text:s text:c="17"/>Bias: 98.5095</text:p>
      <text:p text:style-name="Standard"><text:s text:c="15"/>Lambda: 0</text:p>
      <text:p text:style-name="Standard"><text:s text:c="14"/>Learner: 'leastsquares'</text:p>
      <text:p text:style-name="Standard"/>
      <text:p text:style-name="Standard"/>
      <text:p text:style-name="Standard"><text:s text:c="2"/>Properties, Methods</text:p>
      <text:p text:style-name="Standard"/>
      <text:p text:style-name="Standard"/>
      <text:p text:style-name="Standard">Properties for class RegressionLinear:</text:p>
      <text:p text:style-name="Standard"><text:soft-page-break/></text:p>
      <text:p text:style-name="Standard"><text:s text:c="4"/>Epsilon</text:p>
      <text:p text:style-name="Standard"><text:s text:c="4"/>ResponseTransform</text:p>
      <text:p text:style-name="Standard"><text:s text:c="4"/>PredictorNames</text:p>
      <text:p text:style-name="Standard"><text:s text:c="4"/>CategoricalPredictors</text:p>
      <text:p text:style-name="Standard"><text:s text:c="4"/>ResponseName</text:p>
      <text:p text:style-name="Standard"><text:s text:c="4"/>ExpandedPredictorNames</text:p>
      <text:p text:style-name="Standard"><text:s text:c="4"/>Learner</text:p>
      <text:p text:style-name="Standard"><text:s text:c="4"/>Beta</text:p>
      <text:p text:style-name="Standard"><text:s text:c="4"/>Bias</text:p>
      <text:p text:style-name="Standard"><text:s text:c="4"/>FittedLoss</text:p>
      <text:p text:style-name="Standard"><text:s text:c="4"/>Lambda</text:p>
      <text:p text:style-name="Standard"><text:s text:c="4"/>ModelParameters</text:p>
      <text:p text:style-name="Standard"><text:s text:c="4"/>Regularization</text:p>
      <text:p text:style-name="Standard"/>
      <text:p text:style-name="Standard"/>
      <text:p text:style-name="Standard">Methods for class RegressionLinear:</text:p>
      <text:p text:style-name="Standard"/>
      <text:p text:style-name="Standard">loss <text:s text:c="18"/>predict <text:s text:c="15"/></text:p>
      <text:p text:style-name="Standard">plotPartialDependence <text:s/>selectModels <text:s text:c="10"/></text:p>
      <text:p text:style-name="Standard"/>
      <text:p text:style-name="Standard">&gt;&gt; Ytrain = predict(Mdl2A,table2array(train));</text:p>
      <text:p text:style-name="Standard">&gt;&gt; trainRmse = rms(Ytrain-trainResp);</text:p>
      <text:p text:style-name="Standard">&gt;&gt; Mdl2A.Rsquared.Ordinary</text:p>
      <text:p text:style-name="Standard">No appropriate method, property, or field 'Rsquared' for class 'RegressionLinear'.</text:p>
      <text:p text:style-name="Standard"/>
      <text:p text:style-name="Standard">Error in classreg.learning.internal.DisallowVectorOps/subsref (line 21)</text:p>
      <text:p text:style-name="Standard"><text:s text:c="16"/>[varargout{1:nargout}] = builtin('subsref',this,s);</text:p>
      <text:p text:style-name="Standard"><text:s/></text:p>
      <text:p text:style-name="Standard">&gt;&gt; validResp(1,:) = [];</text:p>
      <text:p text:style-name="Standard">&gt;&gt; Yval = predict(Mdl2A,table2array(validPred));</text:p>
      <text:p text:style-name="Standard">Brace indexing is not supported for variables of this type.</text:p>
      <text:p text:style-name="Standard"/>
      <text:p text:style-name="Standard">Error in table2array (line 27)</text:p>
      <text:p text:style-name="Standard">a = t{:,:};</text:p>
      <text:p text:style-name="Standard"><text:s/></text:p>
      <text:p text:style-name="Standard">&gt;&gt; Yval = predict(Mdl2A,validPred);</text:p>
      <text:p text:style-name="Standard">&gt;&gt; Appliances3 = validResp{:,1};</text:p>
      <text:p text:style-name="Standard">&gt;&gt; validRmse = rms(Yval-Appliances3);</text:p>
      <text:p text:style-name="Standard">&gt;&gt; </text:p>
      <text:p text:style-name="Standard">&gt;&gt; SSResTrain = sum((Ytrain-Appliances1).^2);</text:p>
      <text:p text:style-name="Standard">&gt;&gt; SStotalTrain = (length(trainResp)-1) * var(trainResp);</text:p>
      <text:p text:style-name="Standard">&gt;&gt; rsq_adjTrain = 1 - SSResTrain/SStotalTrain * (length(trainResp)-1)/(length(trainResp)-25)</text:p>
      <text:p text:style-name="Standard"/>
      <text:p text:style-name="Standard">rsq_adjTrain =</text:p>
      <text:p text:style-name="Standard"/>
      <text:p text:style-name="Standard"><text:s text:c="4"/>0.0431</text:p>
      <text:p text:style-name="Standard"/>
      <text:p text:style-name="Standard">&gt;&gt; rsq_adjTrain = 1 - SSResTrain/SStotalTrain</text:p>
      <text:p text:style-name="Standard"><text:soft-page-break/></text:p>
      <text:p text:style-name="Standard">rsq_adjTrain =</text:p>
      <text:p text:style-name="Standard"/>
      <text:p text:style-name="Standard"><text:s text:c="4"/>0.0455</text:p>
      <text:p text:style-name="Standard"/>
      <text:p text:style-name="Standard">&gt;&gt; rsq_adjTrain = 1 - SSResTrain/SStotalTrain * (length(trainResp)-1)/(length(trainResp)-25)</text:p>
      <text:p text:style-name="Standard"/>
      <text:p text:style-name="Standard">rsq_adjTrain =</text:p>
      <text:p text:style-name="Standard"/>
      <text:p text:style-name="Standard"><text:s text:c="4"/>0.0431</text:p>
      <text:p text:style-name="Standard"/>
      <text:p text:style-name="Standard">&gt;&gt; rsqTrain = 1 - SSResTrain/SStotalTrain</text:p>
      <text:p text:style-name="Standard"/>
      <text:p text:style-name="Standard">rsqTrain =</text:p>
      <text:p text:style-name="Standard"/>
      <text:p text:style-name="Standard"><text:s text:c="4"/>0.0455</text:p>
      <text:p text:style-name="Standard"/>
      <text:p text:style-name="Standard">&gt;&gt; </text:p>
      <text:p text:style-name="Standard"/>
      <text:p text:style-name="Standard">&gt; rsq_adjTrain = 1 - SSResTrain/SStotalTrain * (length(trainResp)-1)/(length(trainResp)-25)</text:p>
      <text:p text:style-name="Standard"/>
      <text:p text:style-name="Standard">rsq_adjTrain =</text:p>
      <text:p text:style-name="Standard"/>
      <text:p text:style-name="Standard"><text:s text:c="4"/>0.0431</text:p>
      <text:p text:style-name="Standard"/>
      <text:p text:style-name="Standard">&gt;&gt; rsq_adjTrain = 1 - SSResTrain/SStotalTrain</text:p>
      <text:p text:style-name="Standard"/>
      <text:p text:style-name="Standard">rsq_adjTrain =</text:p>
      <text:p text:style-name="Standard"/>
      <text:p text:style-name="Standard"><text:s text:c="4"/>0.0455</text:p>
      <text:p text:style-name="Standard"/>
      <text:p text:style-name="Standard">&gt;&gt; rsq_adjTrain = 1 - SSResTrain/SStotalTrain * (length(trainResp)-1)/(length(trainResp)-25)</text:p>
      <text:p text:style-name="Standard"/>
      <text:p text:style-name="Standard">rsq_adjTrain =</text:p>
      <text:p text:style-name="Standard"/>
      <text:p text:style-name="Standard"><text:s text:c="4"/>0.0431</text:p>
      <text:p text:style-name="Standard"/>
      <text:p text:style-name="Standard">&gt;&gt; rsqTrain = 1 - SSResTrain/SStotalTrain</text:p>
      <text:p text:style-name="Standard"/>
      <text:p text:style-name="Standard">rsqTrain =</text:p>
      <text:p text:style-name="Standard"/>
      <text:p text:style-name="Standard"><text:s text:c="4"/>0.0455</text:p>
      <text:p text:style-name="Standard"/>
      <text:p text:style-name="Standard">&gt;&gt; SSResTrain = sum((Ytest-Appliances).^2);</text:p>
      <text:p text:style-name="Standard">&gt;&gt; SStotalTrain = (length(trainResp)-1) * var(trainResp);</text:p>
      <text:p text:style-name="Standard">&gt;&gt; SSResTrain = sum((Ytrain-Appliances1).^2);</text:p>
      <text:p text:style-name="Standard">&gt;&gt; SSResTest = sum((Ytest-Appliances).^2);</text:p>
      <text:p text:style-name="Standard">&gt;&gt; SStotalTrain = (length(trainResp)-1) * var(trainResp);</text:p>
      <text:p text:style-name="Standard">&gt;&gt; SStotalTest = (length(Appliances)-1) * var(Appliances);</text:p>
      <text:p text:style-name="Standard"><text:soft-page-break/>&gt;&gt; rsqTrain = 1 - SSResTest/SStotalTest</text:p>
      <text:p text:style-name="Standard"/>
      <text:p text:style-name="Standard">rsqTrain =</text:p>
      <text:p text:style-name="Standard"/>
      <text:p text:style-name="Standard"><text:s text:c="3"/>-0.1349</text:p>
      <text:p text:style-name="Standard"/>
      <text:p text:style-name="Standard">&gt;&gt; rsqTrain = 1 - SSResTrain/SStotalTrain</text:p>
      <text:p text:style-name="Standard"/>
      <text:p text:style-name="Standard">rsqTrain =</text:p>
      <text:p text:style-name="Standard"/>
      <text:p text:style-name="Standard"><text:s text:c="4"/>0.0455</text:p>
      <text:p text:style-name="Standard"/>
      <text:p text:style-name="Standard">&gt;&gt; rsqTest = 1 - SSResTest/SStotalTest</text:p>
      <text:p text:style-name="Standard"/>
      <text:p text:style-name="Standard">rsqTest =</text:p>
      <text:p text:style-name="Standard"/>
      <text:p text:style-name="Standard"><text:s text:c="3"/>-0.1349</text:p>
      <text:p text:style-name="Standard"/>
      <text:p text:style-name="Standard">&gt;&gt; rsq_adjTest = 1 - SSResTest/SStotalTest * (length(Ytest)-1)/(length(Ytest)-25)</text:p>
      <text:p text:style-name="Standard"/>
      <text:p text:style-name="Standard">rsq_adjTest =</text:p>
      <text:p text:style-name="Standard"/>
      <text:p text:style-name="Standard"><text:s text:c="3"/>-0.1442</text:p>
      <text:p text:style-name="Standard"/>
      <text:p text:style-name="Standard">&gt;&gt; SStotalValid = (length(Appliances3)-1) * var(Appliances3);</text:p>
      <text:p text:style-name="Standard">&gt;&gt; SSResValid = sum((Yval-Appliances3).^2);</text:p>
      <text:p text:style-name="Standard">&gt;&gt; rsqValid = 1 - SSResValid/SStotalValid</text:p>
      <text:p text:style-name="Standard"/>
      <text:p text:style-name="Standard">rsqValid =</text:p>
      <text:p text:style-name="Standard"/>
      <text:p text:style-name="Standard"><text:s text:c="3"/>-0.0735</text:p>
      <text:p text:style-name="Standard"/>
      <text:p text:style-name="Standard">&gt;&gt; rsq_adjValid = 1 - SSResValid/SStotalValid * (length(Yval)-1)/(length(Yval)-25)</text:p>
      <text:p text:style-name="Standard"/>
      <text:p text:style-name="Standard">rsq_adjValid =</text:p>
      <text:p text:style-name="Standard"/>
      <text:p text:style-name="Standard"><text:s text:c="3"/>-0.0773</text:p>
      <text:p text:style-name="Standard"/>
      <text:p text:style-name="Standard">&gt;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0:59:30.212654712</meta:creation-date>
    <dc:date>2018-09-28T19:18:50.246701195</dc:date>
    <meta:editing-duration>PT4H6M46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8" meta:paragraph-count="308" meta:word-count="937" meta:character-count="9586" meta:non-whitespace-character-count="8483"/>
  </office:meta>
</office:document-meta>
</file>